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5800000140B33C3D326FE73CE9.png" manifest:media-type="image/png"/>
  <manifest:file-entry manifest:full-path="Pictures/100000010000029F00000270A2DF6065972DD4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32a3" officeooo:paragraph-rsid="001d32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jandro:</text:p>
      <text:p text:style-name="Standard"><draw:frame draw:style-name="fr1" draw:name="Imagen2" text:anchor-type="char" svg:width="15.099cm" svg:height="5.644cm" draw:z-index="1"><draw:image xlink:href="Pictures/100000010000035800000140B33C3D326FE73CE9.png" xlink:type="simple" xlink:show="embed" xlink:actuate="onLoad" draw:mime-type="image/png"/></draw:frame><draw:frame draw:style-name="fr2" draw:name="Imagen1" text:anchor-type="char" svg:x="2.582cm" svg:y="6.082cm" svg:width="11.836cm" svg:height="11.007cm" draw:z-index="0"><draw:image xlink:href="Pictures/100000010000029F00000270A2DF6065972DD4F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Otro: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1T09:30:22.353000000</meta:creation-date>
    <dc:date>2023-04-11T09:31:13.372000000</dc:date>
    <meta:editing-duration>PT51S</meta:editing-duration>
    <meta:editing-cycles>1</meta:editing-cycles>
    <meta:document-statistic meta:table-count="0" meta:image-count="2" meta:object-count="0" meta:page-count="1" meta:paragraph-count="2" meta:word-count="2" meta:character-count="15" meta:non-whitespace-character-count="15"/>
    <meta:generator>LibreOffice/7.5.0.3$Windows_X86_64 LibreOffice_project/c21113d003cd3efa8c53188764377a8272d9d6de</meta:generator>
  </office:meta>
</office:document-meta>
</file>